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'SF UI Text', Arial, 'PingFang SC', 'Hiragino Sans GB', 'Microsoft YaHei', 'WenQuanYi Micro Hei', sans-serif, SimHei, SimSu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line-height-at-least="0.2709in" fo:text-align="justify" style:justify-single-word="false" fo:orphans="2" fo:widows="2" fo:text-indent="0in" style:auto-text-indent="false"/>
      <style:text-properties fo:font-variant="normal" fo:text-transform="none" fo:color="#4f4f4f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665in" style:line-height-at-least="0.2709in" fo:text-align="justify" style:justify-single-word="false" fo:orphans="2" fo:widows="2" fo:text-indent="0in" style:auto-text-indent="false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4f4f4f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4f4f4f" style:font-name="apple-system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SWER <text:s/>1. <text:s/>A)</text:p>
      <text:p text:style-name="Standard">ANSWER <text:s/>2. <text:s/>A),B)</text:p>
      <text:p text:style-name="Standard">ANSWER <text:s/>3. <text:s/>B)</text:p>
      <text:p text:style-name="Standard">ANSWER <text:s/>4. <text:s/>D)</text:p>
      <text:p text:style-name="Standard">ANSWER <text:s/>5. <text:s/>D)</text:p>
      <text:p text:style-name="Standard">ANSWER <text:s/>6. <text:s/>A),C)</text:p>
      <text:p text:style-name="Standard">ANSWER <text:s/>7. <text:s/>D)</text:p>
      <text:p text:style-name="Standard">ANSWER <text:s/>8. <text:s/>C)</text:p>
      <text:p text:style-name="Standard">ANSWER <text:s/>9. <text:s/>B)</text:p>
      <text:p text:style-name="Standard">ANSWER <text:s/>10. <text:s/>A),C),D)</text:p>
      <text:p text:style-name="Standard">ANSWER <text:s/>11. <text:s/>B)</text:p>
      <text:p text:style-name="Standard">ANSWER <text:s text:c="2"/>12. <text:s/>C),A)</text:p>
      <text:p text:style-name="Standard">ANSWER <text:s text:c="2"/>13. <text:s/>A)</text:p>
      <text:p text:style-name="Standard">ANSWER <text:s text:c="2"/>14. <text:s/>B)</text:p>
      <text:p text:style-name="Standard">ANSWER <text:s text:c="2"/>15.What is the difference between find() and find_all() in Beautiful Soup? </text:p>
      <text:p text:style-name="Standard">FIND()---<text:span text:style-name="T2">Gets the first tag of the incoming HTML object that satisfies the condition and returns. A function of a label group or a single label.</text:span></text:p>
      <text:p text:style-name="P2"><text:span text:style-name="T2">Prototype: find(tag, atributes, recursive, text, keywords)</text:span></text:p>
      <text:p text:style-name="P2"><text:span text:style-name="Strong_20_Emphasis"><text:span text:style-name="T1">Parameter tag:</text:span></text:span><text:span text:style-name="T2">Indicates the type of tag you need to find. There can be multiple tags. </text:span></text:p>
      <text:p text:style-name="P2"><text:span text:style-name="Strong_20_Emphasis"><text:span text:style-name="T1">FIND_ALL()--</text:span></text:span><text:span text:style-name="Strong_20_Emphasis"><text:span text:style-name="T2">Get all the conditions of the incoming HTML object and return it.</text:span></text:span></text:p>
      <text:p text:style-name="P1">Prototype: findAll(tag, atributes, recursive, text, limit, keywords)</text:p>
      <text:p text:style-name="P2"><text:span text:style-name="Strong_20_Emphasis"><text:span text:style-name="T1">Parameter tag:</text:span></text:span><text:span text:style-name="T2">Indicates the type of tag you need to find. There can be multiple tags.</text:span></text:p>
      <text:p text:style-name="P2"><text:span text:style-name="Strong_20_Emphasis"><text:span text:style-name="T1"/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'SF UI Text', Arial, 'PingFang SC', 'Hiragino Sans GB', 'Microsoft YaHei', 'WenQuanYi Micro Hei', sans-serif, SimHei, SimSu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TX </meta:initial-creator>
    <meta:creation-date>2020-11-12T21:52:31.47</meta:creation-date>
    <meta:document-statistic meta:table-count="0" meta:image-count="0" meta:object-count="0" meta:page-count="3" meta:paragraph-count="21" meta:word-count="136" meta:character-count="821"/>
    <dc:date>2020-11-12T23:01:08.45</dc:date>
    <dc:creator>GTX </dc:creator>
    <meta:editing-duration>PT7M49S</meta:editing-duration>
    <meta:editing-cycles>1</meta:editing-cycles>
    <meta:generator>OpenOffice/4.1.7$Win32 OpenOffice.org_project/417m1$Build-9800</meta:generator>
  </office:meta>
</office:document-meta>
</file>